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St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2( long lon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tr1( String st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nt1( int in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St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ou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isBool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Bool1( boolean bool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ou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tr2( String st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ou2( double dou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isBoo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Bool2( boolean bool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ou1( double dou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42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O.getLon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nt2( int in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setLong1( long lon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